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2B000000A8D78A3451590419EF.png" manifest:media-type="image/png"/>
  <manifest:file-entry manifest:full-path="Pictures/10000001000000870000001D9ED844525175EE1A.png" manifest:media-type="image/png"/>
  <manifest:file-entry manifest:full-path="Pictures/10000001000003300000026495066D1DBD3FC6D1.png" manifest:media-type="image/png"/>
  <manifest:file-entry manifest:full-path="Pictures/100000000000019200000192274FC9EE76ABF851.jpg" manifest:media-type="image/jpe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Gargi" svg:font-family="Gargi"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1" style:family="paragraph">
      <style:paragraph-properties fo:text-align="end"/>
      <style:text-properties style:font-name="Gargi" fo:font-size="18pt"/>
    </style:style>
    <style:style style:name="P2" style:family="paragraph">
      <loext:graphic-properties draw:fill="none" draw:fill-color="#ffffff"/>
      <style:paragraph-properties fo:text-align="end" style:writing-mode="lr-tb"/>
      <style:text-properties style:font-name="Gargi" fo:font-size="18pt" style:text-underline-style="none" fo:font-weight="bold" style:font-size-asian="16pt" style:font-weight-asian="bold" style:font-size-complex="16pt" style:font-weight-complex="bold"/>
    </style:style>
    <style:style style:name="P3" style:family="paragraph">
      <loext:graphic-properties draw:fill="none"/>
      <style:paragraph-properties fo:text-align="center"/>
    </style:style>
    <style:style style:name="P4" style:family="paragraph">
      <loext:graphic-properties draw:fill="solid"/>
      <style:paragraph-properties fo:text-align="center"/>
      <style:text-properties style:font-name="Noto Sans1"/>
    </style:style>
    <style:style style:name="P5" style:family="paragraph">
      <style:paragraph-properties fo:text-align="center"/>
    </style:style>
    <style:style style:name="P6" style:family="paragraph">
      <loext:graphic-properties draw:fill-color="#ffffff"/>
      <style:paragraph-properties style:writing-mode="lr-tb"/>
    </style:style>
    <style:style style:name="P7" style:family="paragraph">
      <style:paragraph-properties fo:margin-left="0cm" fo:margin-right="0cm" fo:margin-top="0.254cm" fo:margin-bottom="0cm" fo:line-height="100%" fo:text-align="start" fo:text-indent="0cm" style:writing-mode="lr-tb"/>
      <style:text-properties fo:color="#000000" loext:opacity="100%" style:font-name="Noto Sans1" fo:font-size="12pt" fo:font-style="normal"/>
    </style:style>
    <style:style style:name="P8" style:family="paragraph">
      <loext:graphic-properties draw:fill="none"/>
      <style:paragraph-properties fo:margin-left="0cm" fo:margin-right="0cm" fo:margin-top="0.254cm" fo:margin-bottom="0cm" fo:line-height="100%" fo:text-align="start" fo:text-indent="0cm" style:writing-mode="lr-tb" style:font-independent-line-spacing="true"/>
      <style:text-properties fo:color="#000000" loext:opacity="100%" style:font-name="Noto Sans1" fo:font-size="12pt" fo:font-style="normal"/>
    </style:style>
    <style:style style:name="P9"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0"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1" style:family="paragraph">
      <loext:graphic-properties draw:fill-color="#ffffff"/>
      <style:paragraph-properties style:writing-mode="lr-tb"/>
      <style:text-properties fo:font-size="20pt"/>
    </style:style>
    <style:style style:name="T1" style:family="text">
      <style:text-properties style:font-name="Gargi" fo:font-size="18pt" style:text-underline-style="none" fo:font-weight="bold" style:font-size-asian="28pt" style:font-weight-asian="bold" style:font-size-complex="28pt" style:font-weight-complex="bold"/>
    </style:style>
    <style:style style:name="T2" style:family="text">
      <style:text-properties style:font-name="Gargi" fo:font-size="18pt" style:text-underline-style="none" fo:font-weight="normal" style:font-size-asian="20pt" style:font-weight-asian="normal" style:font-size-complex="20pt" style:font-weight-complex="normal"/>
    </style:style>
    <style:style style:name="T3" style:family="text">
      <style:text-properties fo:font-variant="normal" fo:text-transform="none" fo:color="#000000" loext:opacity="100%" style:text-line-through-style="none" style:text-line-through-type="none" style:text-position="0% 100%" style:font-name="Noto Sans1" fo:font-size="12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791cm" svg:x="11.43cm" svg:y="11.814cm">
          <draw:text-box>
            <text:p text:style-name="P1"><text:span text:style-name="T1">Baseball</text:span></text:p>
            <text:p text:style-name="P1"><text:span text:style-name="T2">Juan Baez</text:span></text:p>
          </draw:text-box>
        </draw:frame>
        <draw:frame draw:style-name="gr2" draw:text-style-name="P3" draw:layer="layout" svg:width="3.81cm" svg:height="0.836cm" svg:x="0.508cm" svg:y="14.44cm">
          <draw:image xlink:href="Pictures/10000001000000870000001D9ED844525175EE1A.png" xlink:type="simple" xlink:show="embed" xlink:actuate="onLoad" draw:mime-type="image/png">
            <text:p/>
          </draw:image>
        </draw:frame>
        <draw:line draw:style-name="gr3" draw:text-style-name="P4" draw:layer="layout" svg:x1="19.812cm" svg:y1="11.811cm" svg:x2="19.812cm" svg:y2="14.605cm">
          <text:p/>
        </draw:line>
        <draw:frame draw:style-name="gr4" draw:text-style-name="P5" draw:layer="layout" svg:width="6.64cm" svg:height="3.73cm" svg:x="20.665cm" svg:y="11.43cm">
          <draw:image xlink:href="Pictures/100000010000012B000000A8D78A3451590419EF.png" xlink:type="simple" xlink:show="embed" xlink:actuate="onLoad" draw:mime-type="image/png">
            <text:p/>
          </draw:image>
        </draw:frame>
        <presentation:notes draw:style-name="dp2">
          <draw:page-thumbnail draw:style-name="gr5"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8" draw:layer="layout" svg:width="15.739cm" svg:height="5.562cm" svg:x="-0.635cm" svg:y="4.598cm">
          <text:list text:style-name="L2">
            <text:list-header>
              <text:p text:style-name="P7"><text:span text:style-name="T3">Baseball is a bat-and-ball sport played </text:span><text:span text:style-name="T3">between two teams of nine players </text:span><text:span text:style-name="T3">each, taking turns batting and fielding. </text:span><text:span text:style-name="T3">The game occurs over the course of </text:span><text:span text:style-name="T3">several plays, with each play generally </text:span><text:span text:style-name="T3">beginning when a player on the </text:span><text:span text:style-name="T3">fielding team, called the pitcher, </text:span><text:span text:style-name="T3">throws a ball that a player on the </text:span><text:span text:style-name="T3">batting team, called the batter, tries to </text:span><text:span text:style-name="T3">hit with a bat. The objective of the </text:span><text:span text:style-name="T3">offensive team (batting team) is to hit </text:span><text:span text:style-name="T3">the ball into the field of play, away </text:span><text:span text:style-name="T3">from the other team's players, </text:span><text:span text:style-name="T3">allowing its players to run the bases, </text:span><text:span text:style-name="T3">having them advance counter-</text:span><text:span text:style-name="T3">clockwise around four bases to score </text:span><text:span text:style-name="T3">what are called "runs". The objective </text:span><text:span text:style-name="T3">of the defensive team (referred to as </text:span><text:span text:style-name="T3">the fielding team) is to prevent batters </text:span><text:span text:style-name="T3">from becoming runners, and to </text:span><text:span text:style-name="T3">prevent runners' advance around the </text:span><text:span text:style-name="T3">bases. A run is scored when a runner </text:span><text:span text:style-name="T3">legally advances around the bases in </text:span><text:span text:style-name="T3">order and touches home plate (the </text:span><text:span text:style-name="T3">place where the player started as a </text:span><text:span text:style-name="T3">batter).</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0" draw:layer="layout" svg:width="9.397cm" svg:height="1.097cm" svg:x="0.762cm" svg:y="3.28cm">
          <text:p text:style-name="P9"><text:span text:style-name="T4">What is Baseb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2" presentation:class="page"/>
          <draw:frame presentation:style-name="pr2"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Gargi" svg:font-family="Gargi"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95066D1DBD3FC6D1.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3-03-04T22:20:13.615502899</meta:creation-date>
    <meta:editing-duration>PT6M25S</meta:editing-duration>
    <meta:editing-cycles>2</meta:editing-cycles>
    <dc:date>2023-03-04T22:26:38.116049451</dc:date>
    <meta:document-statistic meta:object-count="255"/>
  </office:meta>
</office:document-meta>
</file>